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Footnote">
      <style:text-properties officeooo:paragraph-rsid="10598138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Footnote">
      <style:text-properties officeooo:paragraph-rsid="0faa1a72" fo:background-color="transparent"/>
    </style:style>
    <style:style style:name="P80" style:family="paragraph" style:parent-style-name="Standard">
      <style:text-properties officeooo:paragraph-rsid="107197db"/>
    </style:style>
    <style:style style:name="P81" style:family="paragraph" style:parent-style-name="Standard">
      <style:text-properties officeooo:paragraph-rsid="10753e6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language="en" fo:country="GB"/>
    </style:style>
    <style:style style:name="T21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fo:language="en" fo:country="GB" officeooo:rsid="0f28d107"/>
    </style:style>
    <style:style style:name="T21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language="en" fo:country="GB" officeooo:rsid="105418b7"/>
    </style:style>
    <style:style style:name="T215" style:family="text">
      <style:text-properties officeooo:rsid="103c421a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officeooo:rsid="104d5027" style:font-weight-asian="bold" style:font-weight-complex="bold"/>
    </style:style>
    <style:style style:name="T218" style:family="text">
      <style:text-properties officeooo:rsid="1061b5b8"/>
    </style:style>
    <style:style style:name="T219" style:family="text">
      <style:text-properties officeooo:rsid="1069ed98"/>
    </style:style>
    <style:style style:name="T220" style:family="text">
      <style:text-properties officeooo:rsid="106d22f6"/>
    </style:style>
    <style:style style:name="T22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3"><text:span text:style-name="Strong_20_Emphasis"><text:span text:style-name="T126">Checklist for installing</text:span></text:span><text:span text:style-name="T148"> </text:span><text:span text:style-name="T148"><text:user-field-get text:name="Distro">Debian</text:user-field-get></text:span><text:span text:style-name="T149"><text:s/></text:span><text:span text:style-name="T149"><text:user-field-get text:name="Version">12 LTS</text:user-field-get></text:span><text:span text:style-name="T150"><text:note text:id="ftn1" text:note-class="footnote"><text:note-citation>1</text:note-citation><text:note-body><text:p text:style-name="P24"><text:span text:style-name="T136">L</text:span><text:span text:style-name="T137">TS stands for Long-Term Support, and this </text:span><text:span text:style-name="T144">June</text:span><text:span text:style-name="T138"> </text:span><text:span text:style-name="Strong_20_Emphasis"><text:span text:style-name="T84"><text:user-field-get text:name="Releaseyear">2023</text:user-field-get></text:span></text:span><text:span text:style-name="T140"><text:s/></text:span><text:span text:style-name="T145"><text:user-field-get text:name="Distro">Debian</text:user-field-get></text:span><text:span text:style-name="T146"><text:s/></text:span><text:span text:style-name="T146"><text:user-field-get text:name="Version">12 LTS</text:user-field-get></text:span><text:span text:style-name="T138"><text:s/></text:span><text:span text:style-name="T147"><text:user-field-get text:name="Edition">Server</text:user-field-get></text:span><text:span text:style-name="T138"><text:s/></text:span><text:span text:style-name="T139">(</text:span><text:span text:style-name="T137">codenamed</text:span><text:span text:style-name="T139"> </text:span><text:span text:style-name="T143">bookworm</text:span><text:span text:style-name="T139">) </text:span><text:span text:style-name="T137">will be </text:span><text:span text:style-name="T142">supported</text:span><text:span text:style-name="T137"> for five years until </text:span><text:span text:style-name="T144">June</text:span><text:span text:style-name="T138"> </text:span><text:span text:style-name="T136">202</text:span><text:span text:style-name="T144">8</text:span><text:span text:style-name="T141">.</text:span></text:p></text:note-body></text:note></text:span><text:span text:style-name="T151"><text:s/></text:span><text:span text:style-name="T151"><text:user-field-get text:name="Edition">Server</text:user-field-get></text:span><text:span text:style-name="T152">.</text:span></text:p>
      <text:p text:style-name="P40"/>
      <text:p text:style-name="P38"><text:span text:style-name="T15">Fill in the </text:span><text:span text:style-name="Strong_20_Emphasis"><text:span text:style-name="T203"><text:s/></text:span></text:span><text:span text:style-name="Strong_20_Emphasis"><text:span text:style-name="T204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2"><text:span text:style-name="Definition"><text:span text:style-name="T211">user</text:span></text:span><text:span text:style-name="T167"><text:tab/><text:tab/></text:span><text:span text:style-name="T166"> <text:tab/><text:tab/><text:tab/></text:span><text:span text:style-name="T168"><draw:control text:anchor-type="as-char" svg:y="-0.429cm" draw:z-index="10" draw:name="Gebruiker 2" draw:style-name="gr2" draw:text-style-name="P89" svg:width="6.002cm" svg:height="0.6cm" draw:control="control11"><svg:title>Gebruiker</svg:title><svg:desc>Volledige naam, bijv. Jan Stek</svg:desc></draw:control></text:span><text:span text:style-name="T168"><text:tab/></text:span><text:span text:style-name="T169">[</text:span><text:span text:style-name="T170">full </text:span><text:span text:style-name="T158">na</text:span><text:span text:style-name="T159">me,</text:span><text:span text:style-name="T158"> </text:span><text:span text:style-name="T159">e.g.</text:span><text:span text:style-name="T158"> </text:span><text:span text:style-name="T160">J</text:span><text:span text:style-name="T172">a</text:span><text:span text:style-name="T160">n </text:span><text:span text:style-name="T172">Jansen</text:span><text:span text:style-name="T173">]</text:span></text:p>
      <text:p text:style-name="P44"><text:span text:style-name="Definition"><text:span text:style-name="T157">USER</text:span></text:span><text:span text:style-name="Definition"><text:span text:style-name="T210">na</text:span></text:span><text:span text:style-name="Definition"><text:span text:style-name="T212">me</text:span></text:span><text:span text:style-name="T156"><text:tab/><text:tab/><text:tab/></text:span><text:span text:style-name="T156"><draw:control text:anchor-type="as-char" svg:y="-0.429cm" draw:z-index="11" draw:name="Gberuikersnaam 2" draw:style-name="gr2" draw:text-style-name="P89" svg:width="6.002cm" svg:height="0.6cm" draw:control="control12"><svg:title>Gebruikersnaam</svg:title><svg:desc>Korte naam, bijv. jan</svg:desc></draw:control></text:span><text:span text:style-name="T15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7">j</text:span><text:span text:style-name="T128">a</text:span><text:span text:style-name="T127">n</text:span><text:span text:style-name="T129">]</text:span></text:p>
      <text:p text:style-name="P41"><text:span text:style-name="Definition"><text:span text:style-name="T214">serv</text:span></text:span><text:span text:style-name="Definition"><text:span text:style-name="T210">ERNA</text:span></text:span><text:span text:style-name="Definition"><text:span text:style-name="T212">me</text:span></text:span><text:span text:style-name="T174"><text:tab/><text:tab/></text:span><text:span text:style-name="T210"><draw:control text:anchor-type="as-char" svg:y="-0.429cm" draw:z-index="12" draw:name="Computernaam 1" draw:style-name="gr2" draw:text-style-name="P89" svg:width="6.002cm" svg:height="0.6cm" draw:control="control13"><svg:title>Computernaam</svg:title><svg:desc>Unieke naam van de computer</svg:desc></draw:control></text:span><text:span text:style-name="T210"><text:tab/></text:span><text:span text:style-name="T177">[</text:span><text:span text:style-name="T175">na</text:span><text:span text:style-name="T178">me of the</text:span><text:span text:style-name="T175"> </text:span><text:span text:style-name="T182">server</text:span><text:span text:style-name="T176">, </text:span><text:span text:style-name="T178">e.g.</text:span><text:span text:style-name="T179"> </text:span><text:span text:style-name="T181">sv</text:span><text:span text:style-name="T180">02</text:span><text:span text:style-name="T177">]</text:span></text:p>
      <text:p text:style-name="P41"><text:span text:style-name="Definition"><text:span text:style-name="T184">USER</text:span></text:span><text:span text:style-name="T183"><text:tab/><text:tab/></text:span><text:span text:style-name="T166"> <text:tab/><text:tab/><text:tab/></text:span><text:span text:style-name="T168"><draw:control text:anchor-type="as-char" svg:y="-0.429cm" draw:z-index="13" draw:name="Gebruiker 3" draw:style-name="gr2" draw:text-style-name="P89" svg:width="6.002cm" svg:height="0.6cm" draw:control="control14"><svg:title>Gebruiker</svg:title><svg:desc>Volledige naam, bijv. Jan Stek</svg:desc></draw:control></text:span><text:span text:style-name="T168"><text:tab/></text:span><text:span text:style-name="T169">[</text:span><text:span text:style-name="T171">full </text:span><text:span text:style-name="T158">na</text:span><text:span text:style-name="T161">me</text:span><text:span text:style-name="T158"> possibly </text:span><text:span text:style-name="T164">addit</text:span><text:span text:style-name="T165">i</text:span><text:span text:style-name="T164">onal </text:span><text:span text:style-name="T163">user</text:span><text:span text:style-name="T162">]</text:span></text:p>
      <text:p text:style-name="P81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</text:span></text:span><text:span text:style-name="T156"><draw:control text:anchor-type="as-char" svg:y="-0.429cm" draw:z-index="14" draw:name="Gberuikersnaam 3" draw:style-name="gr2" draw:text-style-name="P89" svg:width="6.002cm" svg:height="0.6cm" draw:control="control15"><svg:title>Gebruikersnaam</svg:title><svg:desc>Korte naam, bijv. jan</svg:desc></draw:control></text:span><text:span text:style-name="T156"><text:tab/></text:span><text:span text:style-name="T188">[</text:span><text:span text:style-name="T189">user</text:span><text:span text:style-name="T187"> na</text:span><text:span text:style-name="T190">me</text:span><text:span text:style-name="T192"> possibly </text:span><text:span text:style-name="T195">addit</text:span><text:span text:style-name="T196">i</text:span><text:span text:style-name="T195">onal </text:span><text:span text:style-name="T194">user</text:span><text:span text:style-name="T193">]</text:span></text:p>
      <text:p text:style-name="P41"><text:span text:style-name="T130">Replace the </text:span><text:span text:style-name="T131">underlined</text:span><text:span text:style-name="T130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30">.</text:span></text:p>
      <text:p text:style-name="P4"/>
      <text:p text:style-name="P4"/>
      <text:p text:style-name="P41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9"/>
      <text:p text:style-name="P41"><text:span text:style-name="Strong_20_Emphasis"><text:span text:style-name="T27"/></text:span></text:p>
      <text:list xml:id="list3630289585" text:style-name="L1">
        <text:list-item>
          <text:p text:style-name="P85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7" draw:name="Vorm 5" draw:style-name="gr1" draw:text-style-name="P8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4">Login any additional </text:span></text:span><text:span text:style-name="Definition"><text:span text:style-name="T198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Install and manage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7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8" draw:name="Vorm 7" draw:style-name="gr1" draw:text-style-name="P88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102429176619823" text:continue-numbering="true" text:style-name="L1">
        <text:list-item>
          <text:p text:style-name="P84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57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3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3">Boot the computer from</text:span><text:span text:style-name="T134"><text:note text:id="ftn4" text:note-class="footnote"><text:note-citation>1</text:note-citation><text:note-body><text:p text:style-name="P79"><text:span text:style-name="T106">Boot menu/Setup via one of the </text:span><text:span text:style-name="T107">f</text:span><text:span text:style-name="T106">requently used keys:</text:span> Esc, Delete, F1, F2, <text:span text:style-name="T221">F9, </text:span>F10, F11, or F12.</text:p></text:note-body></text:note></text:span><text:span text:style-name="T133"> an </text:span><text:span text:style-name="T119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199">From a Live USB stick (or DVD) you can boot and work with </text:span><text:span text:style-name="Strong_20_Emphasis"><text:span text:style-name="T135"><text:user-field-get text:name="Distro">Debian</text:user-field-get></text:span></text:span><text:span text:style-name="Strong_20_Emphasis"><text:span text:style-name="T135"><text:s/></text:span></text:span><text:span text:style-name="T199">without modifying any files on the hard drive and also allows installation of </text:span><text:span text:style-name="Strong_20_Emphasis"><text:span text:style-name="T135"><text:user-field-get text:name="Distro">Debian</text:user-field-get></text:span></text:span><text:span text:style-name="Strong_20_Emphasis"><text:span text:style-name="T135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76"><text:span text:style-name="Strong_20_Emphasis"><text:span text:style-name="T88">In a graphical working environment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1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/text:span></text:span></text:p><text:p text:style-name="P33"><text:span text:style-name="Strong_20_Emphasis"><text:span text:style-name="T88"><text:tab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/text:span></text:span></text:p><text:p text:style-name="P33"><text:span text:style-name="Strong_20_Emphasis"><text:span text:style-name="T90"><text:tab/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33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0">etcher.io</text:span></text:span></text:a><text:span text:style-name="Strong_20_Emphasis"><text:span text:style-name="T91">) </text:span></text:span><text:span text:style-name="Strong_20_Emphasis"><text:span text:style-name="T90">available for Windows, macOS, and Linux.</text:span></text:span></text:p></text:note-body></text:note></text:span><text:span text:style-name="T78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88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16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16">Europe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16">Netherlands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19" draw:name="Vorm 1" draw:style-name="gr1" draw:text-style-name="P88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20" draw:name="Vorm 2" draw:style-name="gr1" draw:text-style-name="P88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2"><text:span text:style-name="T220">At</text:span><text:span text:style-name="T219"> </text:span><text:span text:style-name="T216">Set up users and passwords</text:span><text:span text:style-name="T219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3">'t set </text:span><text:span text:style-name="T155">Root</text:span><text:span text:style-name="T153"> pass</text:span><text:span text:style-name="T154">w</text:span><text:span text:style-name="T153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16">User </text:span><text:span text:style-name="T217">n</text:span><text:span text:style-name="T216">ame for you</text:span><text:span text:style-name="T217">r</text:span><text:span text:style-name="T216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02429910835542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3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Install and manage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7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4" office:value-type="string">
            <text:p text:style-name="P82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02429668802658" text:continue-numbering="true" text:style-name="L1">
        <text:list-item>
          <text:p text:style-name="P86"><text:span text:style-name="Strong_20_Emphasis"><text:span text:style-name="T13">P</text:span></text:span><text:span text:style-name="Strong_20_Emphasis"><text:span text:style-name="T202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5" draw:name="Vorm36_ 1" draw:style-name="gr1" draw:text-style-name="P88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4">Login any additional </text:span></text:span><text:span text:style-name="Definition"><text:span text:style-name="T197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6" draw:name="Vorm36_ 2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3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7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6"/>
      <text:p text:style-name="P43"><text:span text:style-name="Emphasis"><text:span text:style-name="T207">Written</text:span></text:span><text:span text:style-name="Emphasis"><text:span text:style-name="T205"> </text:span></text:span><text:span text:style-name="Emphasis"><text:span text:style-name="T207">by</text:span></text:span><text:span text:style-name="Emphasis"><text:span text:style-name="T20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6">Karel Zimmer</text:span></text:span></text:a><text:span text:style-name="Emphasis"><text:span text:style-name="T205">, </text:span></text:span><text:a xlink:type="simple" xlink:href="https://creativecommons.org/publicdomain/zero/1.0" text:style-name="Internet_20_link" text:visited-style-name="Visited_20_Internet_20_Link"><text:span text:style-name="Emphasis"><text:span text:style-name="T208">CC0 1.0 Universal</text:span></text:span></text:a><text:span text:style-name="Emphasis"><text:span text:style-name="T205">, </text:span></text:span><text:span text:style-name="Strong_20_Emphasis"><text:span text:style-name="T41"><text:user-field-get text:name="Releaseyear">2023</text:user-field-get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9-30T10:24:28.412288767">30/09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24:28.224446617</dc:date>
    <meta:keyword>Installatie</meta:keyword>
    <meta:keyword>Checklist</meta:keyword>
    <meta:keyword>Linux</meta:keyword>
    <meta:editing-cycles>6929</meta:editing-cycles>
    <meta:editing-duration>P12DT5H10M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87" meta:character-count="2996" meta:non-whitespace-character-count="2545"/>
    <meta:user-defined meta:name="Info 1"/>
    <meta:user-defined meta:name="Info 2"/>
    <meta:user-defined meta:name="Info 3"/>
    <meta:user-defined meta:name="Info 4"/>
  </office:meta>
</office:document-meta>
</file>